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9244in"/>
    </style:style>
    <style:style style:name="co18" style:family="table-column">
      <style:table-column-properties fo:break-before="auto" style:column-width="0.978in"/>
    </style:style>
    <style:style style:name="co19" style:family="table-column">
      <style:table-column-properties fo:break-before="auto" style:column-width="0.6299in"/>
    </style:style>
    <style:style style:name="co20" style:family="table-column">
      <style:table-column-properties fo:break-before="auto" style:column-width="1.6217in"/>
    </style:style>
    <style:style style:name="co21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F151">
          <table:error-message table:message-type="stop" table:display="true"/>
        </table:content-validation>
        <table:content-validation table:name="val7" table:condition="of:cell-content-is-in-list(&quot;Inside&quot;;&quot;Outside&quot;)" table:allow-empty-cell="true" table:display-list="unsorted" table:base-cell-address="ELSE.AF152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ELSE.AI151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ELSE.AI152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number-columns-repeated="4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20" table:default-cell-style-name="ce19"/>
        <table:table-column table:style-name="co21" table:default-cell-style-name="ce19"/>
        <table:table-column table:style-name="co14" table:default-cell-style-name="ce7"/>
        <table:table-column table:style-name="co14" table:number-columns-repeated="99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Row #</text:p>
          </table:table-cell>
          <table:table-cell table:style-name="ce2" office:value-type="string" calcext:value-type="string" table:number-columns-spanned="1" table:number-rows-spanned="2">
            <text:p>First Object</text:p>
          </table:table-cell>
          <table:table-cell table:style-name="ce2" office:value-type="string" calcext:value-type="string" table:number-columns-spanned="1" table:number-rows-spanned="2">
            <text:p>First Object ID Constant</text:p>
          </table:table-cell>
          <table:table-cell table:style-name="ce2" office:value-type="string" calcext:value-type="string" table:number-columns-spanned="1" table:number-rows-spanned="2">
            <text:p>Second Object</text:p>
          </table:table-cell>
          <table:table-cell table:style-name="ce2" office:value-type="string" calcext:value-type="string" table:number-columns-spanned="1" table:number-rows-spanned="2">
            <text:p>Second Object ID Constant</text:p>
          </table:table-cell>
          <table:table-cell table:style-name="ce2" office:value-type="string" calcext:value-type="string" table:number-columns-spanned="1" table:number-rows-spanned="2">
            <text:p>Object Type</text:p>
          </table:table-cell>
          <table:table-cell table:style-name="ce2" office:value-type="string" calcext:value-type="string" table:number-columns-spanned="2" table:number-rows-spanned="1">
            <text:p>Object Quant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source Delt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Quant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Placement Radius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Grouping Type</text:p>
          </table:table-cell>
          <table:table-cell table:style-name="ce2" office:value-type="string" calcext:value-type="string" table:number-columns-spanned="1" table:number-rows-spanned="2">
            <text:p>Scaling Type</text:p>
          </table:table-cell>
          <table:table-cell table:style-name="ce2" office:value-type="string" calcext:value-type="string" table:number-columns-spanned="2" table:number-rows-spanned="1">
            <text:p>Place On</text:p>
          </table:table-cell>
          <table:covered-table-cell table:style-name="ce2"/>
          <table:table-cell table:style-name="ce2" office:value-type="string" calcext:value-type="string">
            <text:p>Distance to Other Zones</text:p>
          </table:table-cell>
          <table:table-cell table:style-name="ce2" office:value-type="string" calcext:value-type="string">
            <text:p>Forest Distance</text:p>
          </table:table-cell>
          <table:table-cell table:style-name="ce2" office:value-type="string" calcext:value-type="string" table:number-columns-spanned="1" table:number-rows-spanned="2">
            <text:p>Min Distance Group Placement</text:p>
          </table:table-cell>
          <table:table-cell table:style-name="ce2" office:value-type="string" calcext:value-type="string" table:number-columns-spanned="1" table:number-rows-spanned="2">
            <text:p>Temp Min Distance Group Placement</text:p>
          </table:table-cell>
          <table:table-cell table:style-name="ce2" office:value-type="string" calcext:value-type="string" table:number-columns-spanned="2" table:number-rows-spanned="1">
            <text:p>Object to Place in Actor Area o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bject to Avoid Actor Area of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Force Placement?</text:p>
          </table:table-cell>
          <table:table-cell table:style-name="ce2" office:value-type="string" calcext:value-type="string" table:number-columns-spanned="2" table:number-rows-spanned="1">
            <text:p>Group Center X (Direct Placement) 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Center Y (Direct Placement) [%]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Group Behavior</text:p>
          </table:table-cell>
          <table:table-cell table:style-name="ce2" office:value-type="string" calcext:value-type="string" table:number-columns-spanned="2" table:number-rows-spanned="1">
            <text:p>Group Radius (Direct Placement) [tiles]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number-columns-repeated="2" table:style-name="ce2"/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number-columns-repeated="2" table:style-name="ce2"/>
          <table:table-cell table:style-name="ce2" office:value-type="string" calcext:value-type="string">
            <text:p>Row #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w #</text:p>
          </table:table-cell>
          <table:table-cell table:style-name="ce2" office:value-type="string" calcext:value-type="string">
            <text:p>Distance</text:p>
          </table:table-cell>
          <table:covered-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style-name="ce2"/>
          <table:table-cell table:style-name="ce1" table:number-columns-repeated="989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ON_GRID</text:p>
          </table:table-cell>
          <table:table-cell table:number-columns-repeated="2"/>
          <table:table-cell table:style-name="ce1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4"/>
          <table:table-cell table:style-name="ce15"/>
          <table:table-cell table:style-name="ce16"/>
          <table:table-cell table:style-name="ce22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ON_GRID</text:p>
          </table:table-cell>
          <table:table-cell/>
          <table:table-cell table:style-name="ce9"/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4"/>
          <table:table-cell table:style-name="ce15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ON_GRID</text:p>
          </table:table-cell>
          <table:table-cell/>
          <table:table-cell table:style-name="ce9"/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4"/>
          <table:table-cell table:style-name="ce15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ON_GRID</text:p>
          </table:table-cell>
          <table:table-cell/>
          <table:table-cell table:style-name="ce9"/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22" table:formula="of:=COM.MICROSOFT.TEXTJOIN(&quot;,&quot;;1;[.$A$3];[.$A$4];[.$A$5])" office:value-type="string" office:string-value="1,2,3" calcext:value-type="string">
            <text:p>1,2,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ON_GRID</text:p>
          </table:table-cell>
          <table:table-cell/>
          <table:table-cell table:style-name="ce9"/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4"/>
          <table:table-cell table:style-name="ce15"/>
          <table:table-cell table:style-name="ce16"/>
          <table:table-cell table:style-name="ce22" table:formula="of:=COM.MICROSOFT.TEXTJOIN(&quot;,&quot;;1;[.$A$6])" office:value-type="string" office:string-value="4" calcext:value-type="string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5" office:value-type="string" calcext:value-type="string">
            <text:p>ON_GRID</text:p>
          </table:table-cell>
          <table:table-cell table:style-name="ce5"/>
          <table:table-cell table:style-name="ce11"/>
          <table:table-cell table:style-name="ce13"/>
          <table:table-cell table:style-name="ce24" table:content-validation-name="val1" office:value-type="string" calcext:value-type="string">
            <text:p>Neutral Gaia Un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4" table:content-validation-name="val4" office:value-type="string" calcext:value-type="string">
            <text:p>Map Size</text:p>
          </table:table-cell>
          <table:table-cell table:style-name="ce14"/>
          <table:table-cell table:style-name="ce14" office:value-type="string" calcext:value-type="string">
            <text:p>B</text:p>
          </table:table-cell>
          <table:table-cell table:style-name="ce16" table:number-columns-repeated="4"/>
          <table:table-cell table:style-name="ce15"/>
          <table:table-cell table:style-name="ce16"/>
          <table:table-cell table:style-name="ce22" table:formula="of:=COM.MICROSOFT.TEXTJOIN(&quot;,&quot;;1;[.$A$3];[.$A$7])" office:value-type="string" office:string-value="1,5" calcext:value-type="string">
            <text:p>1,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ON_GRID</text:p>
          </table:table-cell>
          <table:table-cell/>
          <table:table-cell table:style-name="ce15" office:value-type="string" calcext:value-type="string">
            <text:p>WATERFALL</text:p>
          </table:table-cell>
          <table:table-cell table:style-name="ce16" office:value-type="float" office:value="896" calcext:value-type="float">
            <text:p>896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22" table:formula="of:=COM.MICROSOFT.TEXTJOIN(&quot;,&quot;;1;[.$A$4])" office:value-type="string" office:string-value="2" calcext:value-type="string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4"/>
          <table:table-cell table:style-name="ce15"/>
          <table:table-cell table:style-name="ce16"/>
          <table:table-cell table:style-name="ce22" table:formula="of:=COM.MICROSOFT.TEXTJOIN(&quot;,&quot;;1;[.$A$9])" office:value-type="string" office:string-value="7" calcext:value-type="string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3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GU</text:p>
          </table:table-cell>
          <table:table-cell table:number-columns-repeated="2"/>
          <table:table-cell table:style-name="ce1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6"/>
          <table:table-cell table:style-name="ce22" table:formula="of:=COM.MICROSOFT.TEXTJOIN(&quot;,&quot;;1;[.$A$10])" office:value-type="string" office:string-value="8" calcext:value-type="string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22" table:formula="of:=COM.MICROSOFT.TEXTJOIN(&quot;,&quot;;1;[.$A$4];[.$A$5];[.$A$10])" office:value-type="string" office:string-value="2,3,8" calcext:value-type="string">
            <text:p>2,3,8</text:p>
          </table:table-cell>
          <table:table-cell table:style-name="ce16" office:value-type="string" calcext:value-type="string">
            <text:p>2,0,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style-name="ce1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4"/>
          <table:table-cell table:style-name="ce22" table:formula="of:=COM.MICROSOFT.TEXTJOIN(&quot;,&quot;;1;[.$A$10])" office:value-type="string" office:string-value="8" calcext:value-type="string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22" table:formula="of:=COM.MICROSOFT.TEXTJOIN(&quot;,&quot;;1;[.$A$4];[.$A$5])" office:value-type="string" office:string-value="2,3" calcext:value-type="string">
            <text:p>2,3</text:p>
          </table:table-cell>
          <table:table-cell table:style-name="ce16" office:value-type="string" calcext:value-type="string">
            <text:p>0,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3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style-name="ce1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4"/>
          <table:table-cell table:style-name="ce22"/>
          <table:table-cell table:style-name="ce16"/>
          <table:table-cell table:style-name="ce22" table:formula="of:=COM.MICROSOFT.TEXTJOIN(&quot;,&quot;;1;[.$A$5];[.$A$7];[.$A$8])" office:value-type="string" office:string-value="3,5,6" calcext:value-type="string">
            <text:p>3,5,6</text:p>
          </table:table-cell>
          <table:table-cell table:style-name="ce16" office:value-type="string" calcext:value-type="string">
            <text:p>2,0,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style-name="ce1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4"/>
          <table:table-cell table:style-name="ce22" table:formula="of:=COM.MICROSOFT.TEXTJOIN(&quot;,&quot;;1;[.$A$13])" office:value-type="string" office:string-value="11" calcext:value-type="string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22" table:formula="of:=COM.MICROSOFT.TEXTJOIN(&quot;,&quot;;1;[.$A$7])" office:value-type="string" office:string-value="5" calcext:value-type="string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style-name="ce1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4"/>
          <table:table-cell table:style-name="ce22" table:formula="of:=COM.MICROSOFT.TEXTJOIN(&quot;,&quot;;1;[.$A$14])" office:value-type="string" office:string-value="12" calcext:value-type="string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ON_GRID</text:p>
          </table:table-cell>
          <table:table-cell/>
          <table:table-cell table:style-name="ce9"/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22" table:formula="of:=COM.MICROSOFT.TEXTJOIN(&quot;,&quot;;1;[.$A$6];[.$A$7])" office:value-type="string" office:string-value="4,5" calcext:value-type="string">
            <text:p>4,5</text:p>
          </table:table-cell>
          <table:table-cell table:style-name="ce16" office:value-type="string" calcext:value-type="string">
            <text:p>8,1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4"/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table:formula="of:=COM.MICROSOFT.TEXTJOIN(&quot;,&quot;;1;[.$A$7];[.$A$16])" office:value-type="string" office:string-value="5,14" calcext:value-type="string">
            <text:p>5,1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2" table:formula="of:=COM.MICROSOFT.TEXTJOIN(&quot;,&quot;;1;[.$A$7];[.$A$16])" office:value-type="string" office:string-value="5,14" calcext:value-type="string">
            <text:p>5,1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 table:formula="of:=COM.MICROSOFT.TEXTJOIN(&quot;,&quot;;1;[.$A$18])" office:value-type="string" office:string-value="16" calcext:value-type="string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COM.MICROSOFT.TEXTJOIN(&quot;,&quot;;1;[.$A$21])" office:value-type="string" office:string-value="19" calcext:value-type="string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COM.MICROSOFT.TEXTJOIN(&quot;,&quot;;1;[.$A$21];[.$A$22])" office:value-type="string" office:string-value="19,20" calcext:value-type="string">
            <text:p>19,2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ICE_NAVIGABLE</text:p>
          </table:table-cell>
          <table:table-cell office:value-type="float" office:value="728" calcext:value-type="float">
            <text:p>72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3"/>
          <table:table-cell table:style-name="ce16" office:value-type="float" office:value="16" calcext:value-type="float">
            <text:p>16</text:p>
          </table:table-cell>
          <table:table-cell table:style-name="ce22"/>
          <table:table-cell table:style-name="ce16"/>
          <table:table-cell table:style-name="ce22" table:formula="of:=COM.MICROSOFT.TEXTJOIN(&quot;,&quot;;1;[.$A$22];[.$A$23])" office:value-type="string" office:string-value="20,21" calcext:value-type="string">
            <text:p>20,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/>
          <table:table-cell table:style-name="ce16"/>
          <table:table-cell table:style-name="ce22" table:formula="of:=COM.MICROSOFT.TEXTJOIN(&quot;,&quot;;1;[.$A$3])" office:value-type="string" office:string-value="1" calcext:value-type="string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/>
          <table:table-cell table:style-name="ce16"/>
          <table:table-cell table:style-name="ce22" table:formula="of:=COM.MICROSOFT.TEXTJOIN(&quot;,&quot;;1;[.$A$3];[.$A$25])" office:value-type="string" office:string-value="1,23" calcext:value-type="string">
            <text:p>1,23</text:p>
          </table:table-cell>
          <table:table-cell table:style-name="ce16" office:value-type="string" calcext:value-type="string">
            <text:p>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/>
          <table:table-cell table:style-name="ce16"/>
          <table:table-cell table:style-name="ce22" table:formula="of:=COM.MICROSOFT.TEXTJOIN(&quot;,&quot;;1;[.$A$3];[.$A$25];[.$A$26])" office:value-type="string" office:string-value="1,23,24" calcext:value-type="string">
            <text:p>1,23,24</text:p>
          </table:table-cell>
          <table:table-cell table:style-name="ce16" office:value-type="string" calcext:value-type="string">
            <text:p>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/>
          <table:table-cell table:style-name="ce16"/>
          <table:table-cell table:style-name="ce22" table:formula="of:=COM.MICROSOFT.TEXTJOIN(&quot;,&quot;;1;[.$A$3];[.$A$25];[.$A$26];[.$A$27])" office:value-type="string" office:string-value="1,23,24,25" calcext:value-type="string">
            <text:p>1,23,24,25</text:p>
          </table:table-cell>
          <table:table-cell table:style-name="ce16" office:value-type="string" calcext:value-type="string">
            <text:p>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/>
          <table:table-cell table:style-name="ce16"/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/>
          <table:table-cell table:style-name="ce16"/>
          <table:table-cell table:style-name="ce22" table:formula="of:=COM.MICROSOFT.TEXTJOIN(&quot;,&quot;;1;[.$A$29])" office:value-type="string" office:string-value="27" calcext:value-type="string">
            <text:p>2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GOLD</text:p>
          </table:table-cell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 table:formula="of:=COM.MICROSOFT.TEXTJOIN(&quot;,&quot;;1;[.$A$31])" office:value-type="string" office:string-value="29" calcext:value-type="string">
            <text:p>29</text:p>
          </table:table-cell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TONE</text:p>
          </table:table-cell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22" table:formula="of:=COM.MICROSOFT.TEXTJOIN(&quot;,&quot;;1;[.$A$31])" office:value-type="string" office:string-value="29" calcext:value-type="string">
            <text:p>29</text:p>
          </table:table-cell>
          <table:table-cell table:style-name="ce16" office:value-type="float" office:value="4" calcext:value-type="float">
            <text:p>4</text:p>
          </table:table-cell>
          <table:table-cell table:style-name="ce22" table:formula="of:=COM.MICROSOFT.TEXTJOIN(&quot;,&quot;;1;[.$A$32])" office:value-type="string" office:string-value="30" calcext:value-type="string">
            <text:p>3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6"/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3" calcext:value-type="float">
            <text:p>33</text:p>
          </table:table-cell>
          <table:table-cell office:value-type="string" calcext:value-type="string">
            <text:p>TREE_I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6"/>
          <table:table-cell table:style-name="ce22" table:formula="of:=COM.MICROSOFT.TEXTJOIN(&quot;,&quot;;1;[.$A$8])" office:value-type="string" office:string-value="6" calcext:value-type="string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4" calcext:value-type="float">
            <text:p>34</text:p>
          </table:table-cell>
          <table:table-cell office:value-type="string" calcext:value-type="string">
            <text:p>DLC_AFRICANBUSH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5"/>
          <table:table-cell table:style-name="ce16" office:value-type="float" office:value="2" calcext:value-type="float">
            <text:p>2</text:p>
          </table:table-cell>
          <table:table-cell table:style-name="ce22" table:formula="of:=COM.MICROSOFT.TEXTJOIN(&quot;,&quot;;1;[.$A$35])" office:value-type="string" office:string-value="33" calcext:value-type="string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5" calcext:value-type="float">
            <text:p>35</text:p>
          </table:table-cell>
          <table:table-cell office:value-type="string" calcext:value-type="string">
            <text:p>DLC_AFRICANBUSH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5"/>
          <table:table-cell table:style-name="ce16" office:value-type="float" office:value="2" calcext:value-type="float">
            <text:p>2</text:p>
          </table:table-cell>
          <table:table-cell table:style-name="ce22" table:formula="of:=COM.MICROSOFT.TEXTJOIN(&quot;,&quot;;1;[.$A$35])" office:value-type="string" office:string-value="33" calcext:value-type="string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6" calcext:value-type="float">
            <text:p>36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6"/>
          <table:table-cell table:style-name="ce22" table:formula="of:=COM.MICROSOFT.TEXTJOIN(&quot;,&quot;;1;[.$A$8])" office:value-type="string" office:string-value="6" calcext:value-type="string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7" calcext:value-type="float">
            <text:p>37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22"/>
          <table:table-cell table:style-name="ce16"/>
          <table:table-cell table:style-name="ce22" table:formula="of:=COM.MICROSOFT.TEXTJOIN(&quot;,&quot;;1;[.$A$8];[.$A$34])" office:value-type="string" office:string-value="6,32" calcext:value-type="string">
            <text:p>6,3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8" calcext:value-type="float">
            <text:p>38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22" table:formula="of:=COM.MICROSOFT.TEXTJOIN(&quot;,&quot;;1;[.$A$40])" office:value-type="string" office:string-value="38" calcext:value-type="string">
            <text:p>3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0" calcext:value-type="float">
            <text:p>40</text:p>
          </table:table-cell>
          <table:table-cell office:value-type="string" calcext:value-type="string">
            <text:p>MONASTERY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25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ROAD2</text:p>
          </table:table-cell>
          <table:table-cell table:style-name="ce16" table:number-columns-repeated="4"/>
          <table:table-cell table:style-name="ce22" table:formula="of:=COM.MICROSOFT.TEXTJOIN(&quot;,&quot;;1;[.$A$41])" office:value-type="string" office:string-value="39" calcext:value-type="string">
            <text:p>39</text:p>
          </table:table-cell>
          <table:table-cell table:style-name="ce16" office:value-type="float" office:value="4" calcext:value-type="float">
            <text:p>4</text:p>
          </table:table-cell>
          <table:table-cell table:style-name="ce22" table:formula="of:=COM.MICROSOFT.TEXTJOIN(&quot;,&quot;;1;[.$A$41])" office:value-type="string" office:string-value="39" calcext:value-type="string">
            <text:p>39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office:value-type="string" calcext:value-type="string">
            <text:p>GRAVE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25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ROAD2</text:p>
          </table:table-cell>
          <table:table-cell table:number-columns-repeated="4"/>
          <table:table-cell table:style-name="ce15"/>
          <table:table-cell/>
          <table:table-cell table:style-name="ce22" table:formula="of:=COM.MICROSOFT.TEXTJOIN(&quot;,&quot;;1;[.$A$8])" office:value-type="string" office:string-value="6" calcext:value-type="string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2" calcext:value-type="float">
            <text:p>42</text:p>
          </table:table-cell>
          <table:table-cell office:value-type="string" calcext:value-type="string">
            <text:p>HOUSE_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F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" table:formula="of:=COM.MICROSOFT.TEXTJOIN(&quot;,&quot;;1;[.$A$42])" office:value-type="string" office:string-value="40" calcext:value-type="string">
            <text:p>40</text:p>
          </table:table-cell>
          <table:table-cell office:value-type="float" office:value="6" calcext:value-type="float">
            <text:p>6</text:p>
          </table:table-cell>
          <table:table-cell table:style-name="ce22" table:formula="of:=COM.MICROSOFT.TEXTJOIN(&quot;,&quot;;1;[.$A$42])" office:value-type="string" office:string-value="40" calcext:value-type="string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22"/>
          <table:table-cell/>
          <table:table-cell table:style-name="ce22"/>
          <table:table-cell table:style-name="ce16"/>
          <table:table-cell table:style-name="ce25" table:content-validation-name="val5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7" table:content-validation-name="val6" office:value-type="string" calcext:value-type="string">
            <text:p>Inside</text:p>
          </table:table-cell>
          <table:table-cell table:style-name="ce16" office:value-type="float" office:value="46" calcext:value-type="float">
            <text:p>46</text:p>
          </table:table-cell>
          <table:table-cell table:style-name="ce16"/>
          <table:table-cell table:style-name="ce7" table:content-validation-name="val8" office:value-type="string" calcext:value-type="string">
            <text:p>Yes</text:p>
          </table:table-cell>
          <table:table-cell table:style-name="ce1" table:number-columns-repeated="989"/>
        </table:table-row>
        <table:table-row table:style-name="ro2">
          <table:table-cell table:style-name="ce16" office:value-type="float" office:value="44" calcext:value-type="float">
            <text:p>44</text:p>
          </table:table-cell>
          <table:table-cell office:value-type="string" calcext:value-type="string">
            <text:p>DOCK_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8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None</text:p>
          </table:table-cell>
          <table:table-cell table:number-columns-repeated="6"/>
          <table:table-cell table:style-name="ce22" table:formula="of:=COM.MICROSOFT.TEXTJOIN(&quot;,&quot;;1;[.$A$42])" office:value-type="string" office:string-value="40" calcext:value-type="string">
            <text:p>40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COM.MICROSOFT.TEXTJOIN(&quot;,&quot;;1;[.$A$45])" office:value-type="string" office:string-value="43" calcext:value-type="string">
            <text:p>43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office:value-type="string" calcext:value-type="string">
            <text:p>MARKET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8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FRM</text:p>
          </table:table-cell>
          <table:table-cell table:number-columns-repeated="4"/>
          <table:table-cell table:style-name="ce22" table:formula="of:=COM.MICROSOFT.TEXTJOIN(&quot;,&quot;;1;[.$A$42])" office:value-type="string" office:string-value="40" calcext:value-type="string">
            <text:p>40</text:p>
          </table:table-cell>
          <table:table-cell office:value-type="float" office:value="12" calcext:value-type="float">
            <text:p>12</text:p>
          </table:table-cell>
          <table:table-cell table:style-name="ce22" table:formula="of:=COM.MICROSOFT.TEXTJOIN(&quot;,&quot;;1;[.$A$42];[.$A$44];[.$A$46])" office:value-type="string" office:string-value="40,42,44" calcext:value-type="string">
            <text:p>40,42,44</text:p>
          </table:table-cell>
          <table:table-cell table:style-name="ce16" office:value-type="string" calcext:value-type="string">
            <text:p>8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6" calcext:value-type="float">
            <text:p>46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8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formula="of:=COM.MICROSOFT.TEXTJOIN(&quot;,&quot;;1;[.$A$42])" office:value-type="string" office:string-value="40" calcext:value-type="string">
            <text:p>40</text:p>
          </table:table-cell>
          <table:table-cell office:value-type="float" office:value="40" calcext:value-type="float">
            <text:p>40</text:p>
          </table:table-cell>
          <table:table-cell table:style-name="ce22" table:formula="of:=COM.MICROSOFT.TEXTJOIN(&quot;,&quot;;1;[.$A$42];[.$A$47])" office:value-type="string" office:string-value="40,45" calcext:value-type="string">
            <text:p>40,45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office:value-type="string" calcext:value-type="string">
            <text:p>DLC_FENCE</text:p>
          </table:table-cell>
          <table:table-cell table:number-columns-repeated="3"/>
          <table:table-cell table:style-name="ce25" table:content-validation-name="val1" office:value-type="string" calcext:value-type="string">
            <text:p>Neutral Gaia Unconvertible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48])" office:value-type="string" office:string-value="46" calcext:value-type="string">
            <text:p>46</text:p>
          </table:table-cell>
          <table:table-cell office:value-type="float" office:value="3" calcext:value-type="float">
            <text:p>3</text:p>
          </table:table-cell>
          <table:table-cell table:style-name="ce15" table:formula="of:=COM.MICROSOFT.TEXTJOIN(&quot;,&quot;;1;[.$A$48])" office:value-type="string" office:string-value="46" calcext:value-type="string">
            <text:p>46</text:p>
          </table:table-cell>
          <table:table-cell office:value-type="string" calcext:value-type="string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8" calcext:value-type="float">
            <text:p>48</text:p>
          </table:table-cell>
          <table:table-cell office:value-type="string" calcext:value-type="string">
            <text:p>MILL_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2"/>
          <table:table-cell/>
          <table:table-cell table:style-name="ce22" table:formula="of:=COM.MICROSOFT.TEXTJOIN(&quot;,&quot;;1;[.$A$42];[.$A$47];[.$A$48])" office:value-type="string" office:string-value="40,45,46" calcext:value-type="string">
            <text:p>40,45,46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49" calcext:value-type="float">
            <text:p>49</text:p>
          </table:table-cell>
          <table:table-cell office:value-type="string" calcext:value-type="string">
            <text:p>LUMBER_CAMP_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/>
          <table:table-cell/>
          <table:table-cell table:style-name="ce22" table:formula="of:=COM.MICROSOFT.TEXTJOIN(&quot;,&quot;;1;[.$A$34];[.$A$38];[.$A$39];[.$A$42];[.$A$48];[.$A$50])" office:value-type="string" office:string-value="32,36,37,40,46,48" calcext:value-type="string">
            <text:p>32,36,37,40,46,48</text:p>
          </table:table-cell>
          <table:table-cell table:style-name="ce16" office:value-type="string" calcext:value-type="string">
            <text:p>2,2,2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0" calcext:value-type="float">
            <text:p>50</text:p>
          </table:table-cell>
          <table:table-cell office:value-type="string" calcext:value-type="string">
            <text:p>STUMP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formula="of:=COM.MICROSOFT.TEXTJOIN(&quot;,&quot;;1;[.$A$51])" office:value-type="string" office:string-value="49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office:value-type="string" calcext:value-type="string">
            <text:p>LUMBER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COM.MICROSOFT.TEXTJOIN(&quot;,&quot;;1;[.$A$51])" office:value-type="string" office:string-value="49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2" calcext:value-type="float">
            <text:p>52</text:p>
          </table:table-cell>
          <table:table-cell office:value-type="string" calcext:value-type="string">
            <text:p>FORAGE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5"/>
          <table:table-cell/>
          <table:table-cell table:style-name="ce15" table:formula="of:=COM.MICROSOFT.TEXTJOIN(&quot;,&quot;;1;[.$A$50])" office:value-type="string" office:string-value="48" calcext:value-type="string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office:value-type="string" calcext:value-type="string">
            <text:p>DLC_COW_C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Tight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5" table:formula="of:=COM.MICROSOFT.TEXTJOIN(&quot;,&quot;;1;[.$A$48])" office:value-type="string" office:string-value="46" calcext:value-type="string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4" calcext:value-type="float">
            <text:p>54</text:p>
          </table:table-cell>
          <table:table-cell office:value-type="string" calcext:value-type="string">
            <text:p>RELIC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ROAD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2"/>
          <table:table-cell table:style-name="ce16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office:value-type="string" calcext:value-type="string">
            <text:p>FRIAR_TUCK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number-columns-repeated="8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ROAD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2"/>
          <table:table-cell table:style-name="ce16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6" calcext:value-type="float">
            <text:p>56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ROAD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2"/>
          <table:table-cell table:style-name="ce16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office:value-type="string" calcext:value-type="string">
            <text:p>RABID_WOL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G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/>
          <table:table-cell table:style-name="ce16" office:value-type="float" office:value="51" calcext:value-type="float">
            <text:p>51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7" table:content-validation-name="val6" office:value-type="string" calcext:value-type="string">
            <text:p>Inside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7" table:content-validation-name="val8" office:value-type="string" calcext:value-type="string">
            <text:p>Yes</text:p>
          </table:table-cell>
          <table:table-cell table:style-name="ce1" table:number-columns-repeated="989"/>
        </table:table-row>
        <table:table-row table:style-name="ro2">
          <table:table-cell table:style-name="ce16" office:value-type="float" office:value="58" calcext:value-type="float">
            <text:p>58</text:p>
          </table:table-cell>
          <table:table-cell office:value-type="string" calcext:value-type="string">
            <text:p>RABID_WOL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15" table:formula="of:=COM.MICROSOFT.TEXTJOIN(&quot;,&quot;;1;[.$A$59])" office:value-type="string" office:string-value="57" calcext:value-type="string">
            <text:p>57</text:p>
          </table:table-cell>
          <table:table-cell office:value-type="string" calcext:value-type="string">
            <text:p>1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/>
          <table:table-cell table:style-name="ce16" office:value-type="float" office:value="51" calcext:value-type="float">
            <text:p>51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7" table:content-validation-name="val6" office:value-type="string" calcext:value-type="string">
            <text:p>Inside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7" table:content-validation-name="val8" office:value-type="string" calcext:value-type="string">
            <text:p>Yes</text:p>
          </table:table-cell>
          <table:table-cell table:style-name="ce1" table:number-columns-repeated="989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office:value-type="string" calcext:value-type="string">
            <text:p>RABID_WOL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G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22"/>
          <table:table-cell table:style-name="ce16"/>
          <table:table-cell table:style-name="ce16" table:content-validation-name="val5" office:value-type="string" calcext:value-type="string">
            <text:p>No</text:p>
          </table:table-cell>
          <table:table-cell table:style-name="ce16"/>
          <table:table-cell table:style-name="ce16" office:value-type="float" office:value="51" calcext:value-type="float">
            <text:p>51</text:p>
          </table:table-cell>
          <table:table-cell table:style-name="ce16"/>
          <table:table-cell table:style-name="ce16" office:value-type="float" office:value="85" calcext:value-type="float">
            <text:p>85</text:p>
          </table:table-cell>
          <table:table-cell table:style-name="ce7" table:content-validation-name="val6" office:value-type="string" calcext:value-type="string">
            <text:p>Inside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7" table:content-validation-name="val8" office:value-type="string" calcext:value-type="string">
            <text:p>Yes</text:p>
          </table:table-cell>
          <table:table-cell table:style-name="ce1" table:number-columns-repeated="989"/>
        </table:table-row>
        <table:table-row table:style-name="ro2">
          <table:table-cell table:style-name="ce16" office:value-type="float" office:value="60" calcext:value-type="float">
            <text:p>60</text:p>
          </table:table-cell>
          <table:table-cell office:value-type="string" calcext:value-type="string">
            <text:p>RABID_WOLF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22"/>
          <table:table-cell table:style-name="ce16"/>
          <table:table-cell table:style-name="ce15" table:formula="of:=COM.MICROSOFT.TEXTJOIN(&quot;,&quot;;1;[.$A$61])" office:value-type="string" office:string-value="59" calcext:value-type="string">
            <text:p>59</text:p>
          </table:table-cell>
          <table:table-cell office:value-type="string" calcext:value-type="string">
            <text:p>1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6"/>
          <table:table-cell table:style-name="ce16" office:value-type="float" office:value="51" calcext:value-type="float">
            <text:p>51</text:p>
          </table:table-cell>
          <table:table-cell table:style-name="ce16"/>
          <table:table-cell table:style-name="ce16" office:value-type="float" office:value="85" calcext:value-type="float">
            <text:p>85</text:p>
          </table:table-cell>
          <table:table-cell table:style-name="ce7" table:content-validation-name="val6" office:value-type="string" calcext:value-type="string">
            <text:p>Inside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7" table:content-validation-name="val8" office:value-type="string" calcext:value-type="string">
            <text:p>Yes</text:p>
          </table:table-cell>
          <table:table-cell table:style-name="ce1" table:number-columns-repeated="989"/>
        </table:table-row>
        <table:table-row table:style-name="ro2">
          <table:table-cell table:style-name="ce16" office:value-type="float" office:value="61" calcext:value-type="float">
            <text:p>61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DLC_NEWSHALLO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5"/>
          <table:table-cell/>
          <table:table-cell table:style-name="ce22"/>
          <table:table-cell table:style-name="ce16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62" calcext:value-type="float">
            <text:p>62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FISH</text:p>
          </table:table-cell>
          <table:table-cell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5"/>
          <table:table-cell/>
          <table:table-cell table:style-name="ce22"/>
          <table:table-cell table:style-name="ce16"/>
          <table:table-cell table:style-name="ce25" table:content-validation-name="val5" office:value-type="string" calcext:value-type="string">
            <text:p>No</text:p>
          </table:table-cell>
          <table:table-cell table:style-name="ce16" table:number-columns-repeated="4"/>
          <table:table-cell table:style-name="ce7" table:content-validation-name="val6"/>
          <table:table-cell table:style-name="ce16" table:number-columns-repeated="2"/>
          <table:table-cell table:style-name="ce7" table:content-validation-name="val8"/>
          <table:table-cell table:style-name="ce1" table:number-columns-repeated="989"/>
        </table:table-row>
        <table:table-row table:style-name="ro2">
          <table:table-cell table:style-name="ce16" office:value-type="float" office:value="63" calcext:value-type="float">
            <text:p>6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9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800" calcext:value-type="float">
            <text:p>800</text:p>
          </table:table-cell>
          <table:table-cell table:style-name="ce15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59:.$A$62])" office:value-type="string" office:string-value="57,58,59,60" calcext:value-type="string">
            <text:p>57,58,59,60</text:p>
          </table:table-cell>
          <table:table-cell office:value-type="string" calcext:value-type="string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7" table:content-validation-name="val7"/>
          <table:table-cell table:style-name="ce16"/>
          <table:table-cell table:style-name="ce9"/>
          <table:table-cell table:style-name="ce7" table:content-validation-name="val9"/>
          <table:table-cell table:number-columns-repeated="989"/>
        </table:table-row>
        <table:table-row table:style-name="ro2">
          <table:table-cell table:style-name="ce16" office:value-type="float" office:value="64" calcext:value-type="float">
            <text:p>64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450" calcext:value-type="float">
            <text:p>450</text:p>
          </table:table-cell>
          <table:table-cell table:style-name="ce15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59:.$A$62];[.$A$65])" office:value-type="string" office:string-value="57,58,59,60,63" calcext:value-type="string">
            <text:p>57,58,59,60,63</text:p>
          </table:table-cell>
          <table:table-cell office:value-type="string" calcext:value-type="string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65" calcext:value-type="float">
            <text:p>65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0" calcext:value-type="float">
            <text:p>250</text:p>
          </table:table-cell>
          <table:table-cell table:style-name="ce15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A42];[.$A$44];[.$A$47];[.$A$59:.$A$62];[.$A$65:.$A$66])" office:value-type="string" office:string-value="40,42,45,57,58,59,60,63,64" calcext:value-type="string">
            <text:p>40,42,45,57,58,59,60,63,64</text:p>
          </table:table-cell>
          <table:table-cell office:value-type="string" calcext:value-type="string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66" calcext:value-type="float">
            <text:p>66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42];[.$A$44];[.$A$47];[.$A$56:.$A$58];[.$A$59:.$A$67])" office:value-type="string" office:string-value="40,42,45,54,55,56,57,58,59,60,61,62,63,64,65" calcext:value-type="string">
            <text:p>40,42,45,54,55,56,57,58,59,60,61,62,63,64,65</text:p>
          </table:table-cell>
          <table:table-cell office:value-type="string" calcext:value-type="string">
            <text:p>6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67" calcext:value-type="float">
            <text:p>67</text:p>
          </table:table-cell>
          <table:table-cell table:style-name="ce15" office:value-type="string" calcext:value-type="string">
            <text:p>DLC_COW_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42];[.$A$44];[.$A$47];[.$A$48:.$A$50];[.$A$51:.$A$52];[.$A$53:.$A$55];[.$A$56:.$A$58];[.$A$63:.$A$64];[.$A$59:.$A$62];[.$A$65:.$A$68])" office:value-type="string" office:string-value="40,42,45,46,47,48,49,50,51,52,53,54,55,56,61,62,57,58,59,60,63,64,65,66" calcext:value-type="string">
            <text:p>40,42,45,46,47,48,49,50,51,52,53,54,55,56,61,62,57,58,59,60,63,64,65,66</text:p>
          </table:table-cell>
          <table:table-cell office:value-type="string" calcext:value-type="string">
            <text:p>6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68" calcext:value-type="float">
            <text:p>68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/>
          <table:table-cell/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69" calcext:value-type="float">
            <text:p>69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70:.$A$70])" office:value-type="string" office:string-value="68" calcext:value-type="string">
            <text:p>68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70" calcext:value-type="float">
            <text:p>70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0:.$A$71])" office:value-type="string" office:string-value="68,69" calcext:value-type="string">
            <text:p>68,69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71" calcext:value-type="float">
            <text:p>71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0:.$A$72])" office:value-type="string" office:string-value="68,69,70" calcext:value-type="string">
            <text:p>68,69,70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72" calcext:value-type="float">
            <text:p>72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0:.$A$73])" office:value-type="string" office:string-value="68,69,70,71" calcext:value-type="string">
            <text:p>68,69,70,71</text:p>
          </table:table-cell>
          <table:table-cell table:style-name="ce20"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73" calcext:value-type="float">
            <text:p>73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0:.$A$74])" office:value-type="string" office:string-value="68,69,70,71,72" calcext:value-type="string">
            <text:p>68,69,70,71,72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74" calcext:value-type="float">
            <text:p>7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0:.$A$75])" office:value-type="string" office:string-value="68,69,70,71,72,73" calcext:value-type="string">
            <text:p>68,69,70,71,72,73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75" calcext:value-type="float">
            <text:p>75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/>
          <table:table-cell/>
          <table:table-cell table:style-name="ce25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76" calcext:value-type="float">
            <text:p>76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77])" office:value-type="string" office:string-value="75" calcext:value-type="string">
            <text:p>75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77" calcext:value-type="float">
            <text:p>77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7:.$A$78])" office:value-type="string" office:string-value="75,76" calcext:value-type="string">
            <text:p>75,76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78" calcext:value-type="float">
            <text:p>78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7:.$A$79])" office:value-type="string" office:string-value="75,76,77" calcext:value-type="string">
            <text:p>75,76,77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79" calcext:value-type="float">
            <text:p>79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7:.$A$80])" office:value-type="string" office:string-value="75,76,77,78" calcext:value-type="string">
            <text:p>75,76,77,78</text:p>
          </table:table-cell>
          <table:table-cell table:style-name="ce20"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0" calcext:value-type="float">
            <text:p>80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7:.$A$81])" office:value-type="string" office:string-value="75,76,77,78,79" calcext:value-type="string">
            <text:p>75,76,77,78,79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1" calcext:value-type="float">
            <text:p>81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77:.$A$82])" office:value-type="string" office:string-value="75,76,77,78,79,80" calcext:value-type="string">
            <text:p>75,76,77,78,79,80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2" calcext:value-type="float">
            <text:p>82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/>
          <table:table-cell/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3" calcext:value-type="float">
            <text:p>83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84])" office:value-type="string" office:string-value="82" calcext:value-type="string">
            <text:p>82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4" calcext:value-type="float">
            <text:p>84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84:.$A$85])" office:value-type="string" office:string-value="82,83" calcext:value-type="string">
            <text:p>82,83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5" calcext:value-type="float">
            <text:p>85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84:.$A$86])" office:value-type="string" office:string-value="82,83,84" calcext:value-type="string">
            <text:p>82,83,84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6" calcext:value-type="float">
            <text:p>86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84:.$A$87])" office:value-type="string" office:string-value="82,83,84,85" calcext:value-type="string">
            <text:p>82,83,84,85</text:p>
          </table:table-cell>
          <table:table-cell table:style-name="ce20"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7" calcext:value-type="float">
            <text:p>87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84:.$A$88])" office:value-type="string" office:string-value="82,83,84,85,86" calcext:value-type="string">
            <text:p>82,83,84,85,86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8" calcext:value-type="float">
            <text:p>88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3" office:value-type="string" calcext:value-type="string">
            <text:p>Loose</text:p>
          </table:table-cell>
          <table:table-cell table:style-name="ce25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84:.$A$89])" office:value-type="string" office:string-value="82,83,84,85,86,87" calcext:value-type="string">
            <text:p>82,83,84,85,86,87</text:p>
          </table:table-cell>
          <table:table-cell office:value-type="string" calcext:value-type="string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89" calcext:value-type="float">
            <text:p>89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float" office:value="1056" calcext:value-type="float">
            <text:p>1056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Yes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90" calcext:value-type="float">
            <text:p>90</text:p>
          </table:table-cell>
          <table:table-cell table:style-name="ce15" office:value-type="string" calcext:value-type="string">
            <text:p>HAW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Yes</text:p>
          </table:table-cell>
          <table:table-cell table:style-name="ce9" table:number-columns-repeated="8"/>
          <table:table-cell table:number-columns-repeated="989"/>
        </table:table-row>
        <table:table-row table:style-name="ro2">
          <table:table-cell table:style-name="ce16" office:value-type="float" office:value="91" calcext:value-type="float">
            <text:p>91</text:p>
          </table:table-cell>
          <table:table-cell office:value-type="string" calcext:value-type="string">
            <text:p>OX_WAGON</text:p>
          </table:table-cell>
          <table:table-cell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25" table:content-validation-name="val3"/>
          <table:table-cell table:style-name="ce25" table:content-validation-name="val4" office:value-type="string" calcext:value-type="string">
            <text:p>None</text:p>
          </table:table-cell>
          <table:table-cell table:number-columns-repeated="8"/>
          <table:table-cell table:style-name="ce15" table:formula="of:=COM.MICROSOFT.TEXTJOIN(&quot;,&quot;;1;[.$A$7])" office:value-type="string" office:string-value="5" calcext:value-type="string">
            <text:p>5</text:p>
          </table:table-cell>
          <table:table-cell office:value-type="string" calcext:value-type="string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16" office:value-type="float" office:value="92" calcext:value-type="float">
            <text:p>92</text:p>
          </table:table-cell>
          <table:table-cell office:value-type="string" calcext:value-type="string">
            <text:p>OTISCO_SCOUT</text:p>
          </table:table-cell>
          <table:table-cell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25" table:content-validation-name="val3"/>
          <table:table-cell table:style-name="ce25" table:content-validation-name="val4" office:value-type="string" calcext:value-type="string">
            <text:p>None</text:p>
          </table:table-cell>
          <table:table-cell table:number-columns-repeated="8"/>
          <table:table-cell table:style-name="ce15" table:formula="of:=COM.MICROSOFT.TEXTJOIN(&quot;,&quot;;1;[.$A$7])" office:value-type="string" office:string-value="5" calcext:value-type="string">
            <text:p>5</text:p>
          </table:table-cell>
          <table:table-cell office:value-type="string" calcext:value-type="string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16"/>
          <table:table-cell table:number-columns-repeated="1023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9:31:43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21:25:17.576000000</dc:date>
    <meta:editing-duration>P23DT8H8M15S</meta:editing-duration>
    <meta:editing-cycles>802</meta:editing-cycles>
    <meta:generator>LibreOffice/7.1.3.2$Windows_X86_64 LibreOffice_project/47f78053abe362b9384784d31a6e56f8511eb1c1</meta:generator>
    <meta:document-statistic meta:table-count="1" meta:cell-count="1109" meta:object-count="0"/>
  </office:meta>
</office:document-meta>
</file>